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E000000C2BE6FBFFF.png"/>
  <manifest:file-entry manifest:media-type="image/png" manifest:full-path="Pictures/100000000000023A000000FD797C97C7.png"/>
  <manifest:file-entry manifest:media-type="image/png" manifest:full-path="Pictures/100000000000028B00000111538A0950.png"/>
  <manifest:file-entry manifest:media-type="image/png" manifest:full-path="Pictures/10000000000002460000011749BAD62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0.833cm" svg:y="-1.399cm" svg:width="17.956cm" svg:height="7.528cm" draw:z-index="0"><draw:image xlink:href="Pictures/100000000000028B00000111538A0950.png" xlink:type="simple" xlink:show="embed" xlink:actuate="onLoad"/></draw:frame><draw:frame draw:style-name="fr1" draw:name="graphics2" text:anchor-type="paragraph" svg:x="0.568cm" svg:y="6.421cm" svg:width="16.134cm" svg:height="7.161cm" draw:z-index="1"><draw:image xlink:href="Pictures/100000000000023A000000FD797C97C7.png" xlink:type="simple" xlink:show="embed" xlink:actuate="onLoad"/></draw:frame><draw:frame draw:style-name="fr1" draw:name="graphics4" text:anchor-type="paragraph" svg:x="0.494cm" svg:y="21.669cm" svg:width="16.034cm" svg:height="5.133cm" draw:z-index="2"><draw:image xlink:href="Pictures/100000000000025E000000C2BE6FBFFF.png" xlink:type="simple" xlink:show="embed" xlink:actuate="onLoad"/></draw:frame><draw:frame draw:style-name="fr1" draw:name="graphics3" text:anchor-type="paragraph" svg:x="0.803cm" svg:y="14.111cm" svg:width="15.399cm" svg:height="7.382cm" draw:z-index="3"><draw:image xlink:href="Pictures/10000000000002460000011749BAD62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ward Willink</meta:initial-creator>
    <meta:creation-date>2016-08-06T11:12:42.20</meta:creation-date>
    <meta:printed-by>Edward Willink</meta:printed-by>
    <meta:print-date>2016-08-06T11:18:32.21</meta:print-date>
    <dc:date>2016-12-02T06:49:09.47</dc:date>
    <dc:creator>Edward Willink</dc:creator>
    <meta:editing-duration>P1DT31M10S</meta:editing-duration>
    <meta:editing-cycles>3</meta:editing-cycles>
    <meta:generator>OpenOffice/4.1.2$Win32 OpenOffice.org_project/412m3$Build-9782</meta:generator>
    <meta:document-statistic meta:table-count="0" meta:image-count="4" meta:object-count="0" meta:page-count="1" meta:paragraph-count="0" meta:word-count="0" meta:character-count="0"/>
  </office:meta>
</office:document-meta>
</file>